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</office:automatic-styles>
  <office:body>
    <office:text text:use-soft-page-breaks="true">
      <text:p text:style-name="P1">Същият камък два пъти</text:p>
      <text:p text:style-name="Normal"/>
      <text:p text:style-name="Normal"/>
      <text:p text:style-name="Normal">Пълни с омраза очи, взирайки дълбоко в душата, карайки сърцето ти да се свие. Докато човекът те гледа и ти говори, дълбоко в себе си знаеш, че той е готов да ти причини голяма вреда и нищо друго за своята печалба.</text:p>
      <text:p text:style-name="Normal"/>
      <text:p text:style-name="Normal">Криейки реалността си зад тъмнината. Тих като водата. Довършвайки започналото. Очаквайки последната стъпка. Гледайки миналото, в дните изпълнени с болка и скръб. Преглеждане на спомените като книга, избирайки областите за подобрение, за да не паднем на същият камък два пъти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ks boboychev</dc:creator>
    <meta:creation-date>2023-05-20T19:06:00Z</meta:creation-date>
    <dc:date>2023-10-25T09:43:00Z</dc:date>
    <meta:template xlink:href="Normal.dotm" xlink:type="simple"/>
    <meta:editing-cycles>22</meta:editing-cycles>
    <meta:editing-duration>PT540S</meta:editing-duration>
    <meta:document-statistic meta:page-count="1" meta:paragraph-count="1" meta:word-count="76" meta:character-count="514" meta:row-count="3" meta:non-whitespace-character-count="439"/>
  </office:meta>
</office:document-meta>
</file>